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42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DESIRE (42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DESPAIR (42:3, 9-10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DAVID'S DESPAIR (42:3, 9-10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e feels abandoned by God (42:9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e feels attacked by his enemies (42:3, 9-10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42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DAVID'S DESIRE (42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DAVID'S DESPAIR (42:3, 9-10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AVID'S DETERMINATION (42:4-8, 11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DAVID'S DETERMINATION (42:4-8, 11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e remembers God's goodness (42:4-8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e rests in God's goodness (42:11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SALM 42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DAVID'S DESIRE (42:1-2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DAVID'S DESPAIR (42:3, 9-10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DAVID'S DETERMINATION (42:4-8, 11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2 </dc:title>
    <meta:initial-creator>David STRICKLAND</meta:initial-creator>
    <dc:creator>David STRICKLAND</dc:creator>
    <meta:creation-date>2020-02-23T23:19:02Z</meta:creation-date>
    <dc:date>2020-02-23T23:19:02Z</dc:date>
    <meta:template xlink:href="BibleStudy" xlink:type="simple"/>
    <meta:editing-cycles>1</meta:editing-cycles>
    <meta:editing-duration>PT0S</meta:editing-duration>
    <meta:document-statistic meta:paragraph-count="17" meta:word-count="108"/>
  </office:meta>
</office:document-meta>
</file>